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0.4925in"/>
          <style:tab-stop style:position="1.1929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4736in"/>
          <style:tab-stop style:position="1.3445in"/>
        </style:tab-stops>
      </style:paragraph-properties>
    </style:style>
    <style:style style:name="P8" style:family="paragraph" style:parent-style-name="Standard">
      <style:text-properties style:font-name="Verdana" fo:font-style="normal" style:text-underline-style="none" style:font-style-asian="normal" style:font-style-complex="normal"/>
    </style:style>
    <style:style style:name="P9" style:family="paragraph" style:parent-style-name="Standard">
      <style:text-properties fo:font-size="11pt" style:text-underline-style="none" style:font-size-asian="11pt" style:font-size-complex="11pt"/>
    </style:style>
    <style:style style:name="P10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>
        <style:tab-stops>
          <style:tab-stop style:position="0.4736in"/>
          <style:tab-stop style:position="1.3445in"/>
        </style:tab-stops>
      </style:paragraph-properties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style:font-name="Arial" fo:font-size="10pt" style:font-size-asian="10pt" style:font-name-complex="Arial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style:font-size-asian="11pt" style:font-size-complex="11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Georgia" fo:font-size="11pt" style:text-underline-style="none" style:font-size-asian="11pt" style:font-size-complex="11pt"/>
    </style:style>
    <style:style style:name="T11" style:family="text">
      <style:text-properties style:font-name="Georgia"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style:font-name="Georgia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Georgia" fo:font-size="11pt" style:font-size-asian="11pt" style:font-size-complex="11pt"/>
    </style:style>
    <style:style style:name="T14" style:family="text">
      <style:text-properties style:font-name="Georgi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style:font-name="Georgia"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Generic-jQuery-form-validation-on-form-elements:-</text:p>
      <text:p text:style-name="P8">--------------------------------------------------------</text:p>
      <text:p text:style-name="Standard"/>
      <text:p text:style-name="Standard"><text:tab/></text:p>
      <text:p text:style-name="Standard">1.<text:span text:style-name="T5">ABOUT THIS APPLICATION:-</text:span></text:p>
      <text:p text:style-name="Standard">----------------------------------------</text:p>
      <text:p text:style-name="P5"><text:tab/><text:tab/><text:span text:style-name="T13">The main use of the application is to validate a HTML5 FORM Elements using <text:tab/><text:tab/>Generic jQueryFile. Here we can check each field whether it is in given format not. In this <text:tab/>application we did write common js file for different forms.</text:span></text:p>
      <text:p text:style-name="P5"/>
      <text:p text:style-name="Standard"/>
      <text:p text:style-name="P11">2.SKELETON STRUCTURE OF THE FORM:-</text:p>
      <text:p text:style-name="Standard">--------------------------------------------------------</text:p>
      <text:p text:style-name="P1"/>
      <text:p text:style-name="P13"><text:tab/>Account Information<text:tab/>&lt;Legend&gt;</text:p>
      <text:p text:style-name="P1"/>
      <text:p text:style-name="P1"><text:tab/>Username*<text:tab/>&lt;Text Box&gt; [Length - Min: 5 chars: Max: 8 chars; Type: Alphanumeric]</text:p>
      <text:p text:style-name="P1"/>
      <text:p text:style-name="P1"><text:tab/>Password*<text:tab/>&lt;Text Box&gt; [Decoded; Length - Max: 6 chars; Type: Alphanumeric]</text:p>
      <text:p text:style-name="P17"/>
      <text:p text:style-name="P1"/>
      <text:p text:style-name="P13"><text:tab/>Profile Information<text:tab/>&lt;Legend&gt;</text:p>
      <text:p text:style-name="P1"/>
      <text:p text:style-name="P1"><text:tab/>First Name* <text:tab/>&lt;Text Box&gt; [Length - Min: 2 chars: Max: 6 chars] </text:p>
      <text:p text:style-name="P1"/>
      <text:p text:style-name="P1"><text:tab/>Last Name*<text:tab/>&lt;Text Box&gt; [Length - Min: 2 chars: Max: 15 chars] </text:p>
      <text:p text:style-name="P1"/>
      <text:p text:style-name="P1"><text:tab/>Profile Pic*<text:tab/>&lt;File Upload&gt; [Type: jpg/gif/png]</text:p>
      <text:p text:style-name="P1"/>
      <text:p text:style-name="P1"><text:tab/>Gender*<text:tab/>&lt;Radio Buttons&gt; [Male/Female; Default: Male]</text:p>
      <text:p text:style-name="P1"/>
      <text:p text:style-name="P1"><text:tab/>Date of Birth*<text:tab/>&lt;Select Boxes&gt; [Day/Month/Year]</text:p>
      <text:p text:style-name="P1"/>
      <text:p text:style-name="P1"><text:tab/>Hobbies*<text:tab/>&lt;Check Boxes&gt; [Painting/Singing/Traveling/Dancing/Gardening/Others]</text:p>
      <text:p text:style-name="P1"/>
      <text:p text:style-name="P1"><text:tab/>Have been to*<text:tab/>&lt;Multiple Select box&gt; [Countries List]</text:p>
      <text:p text:style-name="P17"/>
      <text:p text:style-name="P1"/>
      <text:p text:style-name="P13"><text:tab/>Contact Information<text:tab/>&lt;Legend&gt;</text:p>
      <text:p text:style-name="Standard"/>
      <text:p text:style-name="P1"><text:tab/>Phone * <text:tab/>&lt;Text Box&gt; [Format: + 91 (990)-824-7888] </text:p>
      <text:p text:style-name="P1"><text:tab/><text:tab/><text:tab/><text:tab/><text:tab/><text:tab/><text:tab/><text:tab/><text:tab/><text:tab/></text:p>
      <text:p text:style-name="P1"><text:tab/><text:tab/><text:tab/><text:tab/> <text:s text:c="24"/>[Submit button] </text:p>
      <text:p text:style-name="P2"/>
      <text:p text:style-name="P10"><text:span text:style-name="T17"/></text:p>
      <text:p text:style-name="P2"/>
      <text:p text:style-name="P1"/>
      <text:p text:style-name="P3">3.<text:span text:style-name="T7">THE APPLICATION CONSISTS :-</text:span></text:p>
      <text:p text:style-name="Standard">-------------------------------------------</text:p>
      <text:p text:style-name="Standard"/>
      <text:p text:style-name="P7"><text:tab/><text:span text:style-name="T1">index.html </text:span>:- <text:span text:style-name="T12">This consists of the form details such as the elements (Text boxes , check boxes <text:tab/><text:tab/>submit button).</text:span></text:p>
      <text:p text:style-name="P7"><text:span text:style-name="T12"><text:tab/></text:span></text:p>
      <text:p text:style-name="P6"><text:tab/><text:span text:style-name="T1">c</text:span><text:span text:style-name="T2">ss.css </text:span><text:span text:style-name="T4">:- </text:span><text:span text:style-name="T3"><text:s/></text:span><text:span text:style-name="T10">This had been existed in the css folder which is an external style sheet that has <text:tab/><text:tab/>been linked in the html for applying styles to the elements in the html file.</text:span></text:p>
      <text:p text:style-name="P4"/>
      <text:p text:style-name="P4"/>
      <text:p text:style-name="Standard"><text:soft-page-break/><text:span text:style-name="T3"><text:tab/></text:span></text:p>
      <text:p text:style-name="Standard"><text:span text:style-name="T3"><text:tab/></text:span><text:span text:style-name="T1">js.js</text:span><text:span text:style-name="T3"> :- </text:span><text:span text:style-name="T10">This had been existed in the includes folder of the application that is linked <text:tab/><text:tab/><text:tab/>through the html file. This consists of the validation functions that have been <text:tab/><text:tab/><text:tab/>applied to the form elements.</text:span></text:p>
      <text:p text:style-name="P4"/>
      <text:p text:style-name="P4"><text:tab/></text:p>
      <text:p text:style-name="Standard"><text:span text:style-name="T3"><text:tab/></text:span><text:span text:style-name="T1">Images </text:span><text:span text:style-name="T3">:- </text:span><text:span text:style-name="T10">This folder consists of the images that we have applied for the elements of the <text:tab/><text:tab/> <text:s text:c="5"/>form.</text:span></text:p>
      <text:p text:style-name="P4"/>
      <text:p text:style-name="Standard"><text:span text:style-name="T3"><text:tab/></text:span><text:span text:style-name="T1">screenshot </text:span><text:span text:style-name="T3">:- </text:span><text:span text:style-name="T10">This is the screen shot of the main form</text:span><text:span text:style-name="T6">.</text:span></text:p>
      <text:p text:style-name="P9"/>
      <text:p text:style-name="Standard"><text:span text:style-name="T6"><text:tab/></text:span></text:p>
      <text:p text:style-name="P4"/>
      <text:p text:style-name="P4"/>
      <text:p text:style-name="P4"/>
      <text:p text:style-name="P4"/>
      <text:p text:style-name="P4"><text:s text:c="5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42S</meta:editing-duration>
    <meta:editing-cycles>30</meta:editing-cycles>
    <meta:generator>OpenOffice.org/3.4$Win32 OpenOffice.org_project/340m1$Build-9590</meta:generator>
    <dc:date>2012-08-30T14:16:34.75</dc:date>
    <meta:document-statistic meta:table-count="0" meta:image-count="0" meta:object-count="0" meta:page-count="2" meta:paragraph-count="35" meta:word-count="270" meta:character-count="1974"/>
    <meta:user-defined meta:name="Info 1"/>
    <meta:user-defined meta:name="Info 2"/>
    <meta:user-defined meta:name="Info 3"/>
    <meta:user-defined meta:name="Info 4"/>
  </office:meta>
</office:document-meta>
</file>